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10pt" fo:font-weight="bold" officeooo:rsid="000e01aa" officeooo:paragraph-rsid="000e01aa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15%"/>
      <style:text-properties style:font-name="Liberation Mono" fo:font-size="10pt" fo:font-weight="bold" officeooo:rsid="000bbee9" officeooo:paragraph-rsid="000bbee9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15%"/>
      <style:text-properties style:font-name="Liberation Mono" fo:font-size="10pt" fo:font-weight="normal" officeooo:rsid="000bbee9" officeooo:paragraph-rsid="000bbee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font-name="Liberation Mono" fo:font-size="10pt" fo:font-weight="normal" officeooo:rsid="000bbee9" officeooo:paragraph-rsid="000d103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font-name="Liberation Mono" fo:font-size="10pt" fo:font-weight="bold" officeooo:rsid="000bbee9" officeooo:paragraph-rsid="000d103b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8cb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1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down the tiling codes in <text:span text:style-name="T1">lexicographic order </text:span>for each board size and <text:span text:style-name="T2">sketch </text:span>the corresponding tile patterns. </text:p>
      <text:p text:style-name="P2"/>
      <text:p text:style-name="P2">2x1</text:p>
      <text:p text:style-name="P2"><text:s text:c="25"/><text:span text:style-name="T3">┌─┐</text:span></text:p>
      <text:p text:style-name="P3">Code: <text:s/>1 <text:s text:c="6"/>Pattern: <text:span text:style-name="T4"><text:s/></text:span>│ │</text:p>
      <text:p text:style-name="P2"><text:s text:c="25"/><text:span text:style-name="T3">└─┘</text:span></text:p>
      <text:p text:style-name="P2">2x2</text:p>
      <text:p text:style-name="P2"><text:s text:c="25"/><text:span text:style-name="T3">┌─┬─┐</text:span></text:p>
      <text:p text:style-name="P4">Code: <text:s/>11 <text:s text:c="5"/>Pattern: <text:s/>│ │ │</text:p>
      <text:p text:style-name="P5"><text:s text:c="25"/><text:span text:style-name="T3">└─┴─┘</text:span></text:p>
      <text:p text:style-name="P3"><text:s text:c="25"/>┌───┐</text:p>
      <text:p text:style-name="P4">Code: <text:s/><text:span text:style-name="T5">2</text:span> <text:s text:c="6"/>Pattern: <text:s/>├───┤</text:p>
      <text:p text:style-name="P5"><text:s text:c="25"/><text:span text:style-name="T3">└───┘</text:span></text:p>
      <text:p text:style-name="P2">2x<text:span text:style-name="T5">3</text:span>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  <text:p text:style-name="P2">2x4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  <text:p text:style-name="P2">2x5</text:p>
      <text:p text:style-name="P2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3"/>
      <text:p text:style-name="P3">Code: <text:s text:c="9"/>Pattern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2:39:02.695196426</meta:creation-date>
    <dc:date>2025-09-15T08:17:21.571387015</dc:date>
    <meta:editing-duration>PT26M31S</meta:editing-duration>
    <meta:editing-cycles>3</meta:editing-cycles>
    <meta:generator>LibreOffice/24.8.3.2$Linux_X86_64 LibreOffice_project/480$Build-2</meta:generator>
    <meta:print-date>2025-09-15T08:01:22.361269673</meta:print-date>
    <meta:document-statistic meta:table-count="0" meta:image-count="0" meta:object-count="0" meta:page-count="1" meta:paragraph-count="31" meta:word-count="76" meta:character-count="762" meta:non-whitespace-character-count="399"/>
  </office:meta>
</office:document-meta>
</file>